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7.241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56cm" fo:min-width="1.562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27cm" fo:min-width="3.59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5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11.432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444cm" fo:min-width="5.842cm" fo:padding-top="0.142cm" fo:padding-bottom="0.142cm" fo:padding-left="0.267cm" fo:padding-right="0.267cm" fo:wrap-option="no-wrap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23cm" fo:min-width="2.085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41cm" fo:min-width="5.808cm" fo:padding-top="0.142cm" fo:padding-bottom="0.142cm" fo:padding-left="0.267cm" fo:padding-right="0.267cm" fo:wrap-option="no-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61cm" fo:min-width="11.0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1cm" fo:min-width="12.956cm"/>
      <style:paragraph-properties style:writing-mode="lr-tb"/>
    </style:style>
    <style:style style:name="gr20" style:family="graphic" style:parent-style-name="standard">
      <style:graphic-properties svg:stroke-color="#000000" draw:fill-color="#dee6ef" draw:textarea-horizontal-align="justify" draw:textarea-vertical-align="middle" draw:auto-grow-height="false" fo:min-height="0.728cm" fo:min-width="2.171cm" fo:wrap-option="no-wrap"/>
      <style:paragraph-properties style:writing-mode="lr-tb"/>
    </style:style>
    <style:style style:name="gr21" style:family="graphic" style:parent-style-name="standard">
      <style:graphic-properties svg:stroke-color="#000000" draw:fill-color="#ffd7d7" draw:textarea-horizontal-align="justify" draw:textarea-vertical-align="middle" draw:auto-grow-height="false" fo:min-height="0.728cm" fo:min-width="2.171cm" fo:wrap-option="no-wrap"/>
      <style:paragraph-properties style:writing-mode="lr-tb"/>
    </style:style>
    <style:style style:name="gr22" style:family="graphic" style:parent-style-name="standard">
      <style:graphic-properties svg:stroke-color="#000000" draw:fill-color="#b7b3ca" draw:textarea-horizontal-align="justify" draw:textarea-vertical-align="middle" draw:auto-grow-height="false" fo:min-height="0.728cm" fo:min-width="2.171cm" fo:wrap-option="no-wrap"/>
      <style:paragraph-properties style:writing-mode="lr-tb"/>
    </style:style>
    <style:style style:name="gr23" style:family="graphic" style:parent-style-name="standard">
      <style:graphic-properties svg:stroke-color="#000000" draw:fill-color="#ffffd7" draw:textarea-horizontal-align="justify" draw:textarea-vertical-align="middle" draw:auto-grow-height="false" fo:min-height="0.728cm" fo:min-width="2.812cm" fo:wrap-option="no-wrap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0.846cm" fo:min-width="2.384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0.62cm" fo:min-width="1.109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846cm" fo:min-width="2.551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b7b3ca" draw:textarea-horizontal-align="justify" draw:textarea-vertical-align="middle" draw:auto-grow-height="false" fo:min-height="0.846cm" fo:min-width="2.384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61cm" fo:min-width="15.242cm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157cm" fo:min-width="6.462cm" fo:padding-top="0.142cm" fo:padding-bottom="0.142cm" fo:padding-left="0.267cm" fo:padding-right="0.267cm" fo:wrap-option="no-wrap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dde8cb" draw:textarea-horizontal-align="justify" draw:textarea-vertical-align="middle" draw:auto-grow-height="false" fo:min-height="1.123cm" fo:min-width="6.428cm" fo:padding-top="0.142cm" fo:padding-bottom="0.142cm" fo:padding-left="0.267cm" fo:padding-right="0.267cm" fo:wrap-option="no-wrap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22cm" fo:min-width="0.753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062cm" fo:min-width="1.86cm" fo:padding-top="0.142cm" fo:padding-bottom="0.142cm" fo:padding-left="0.267cm" fo:padding-right="0.267cm" fo:wrap-option="no-wrap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028cm" fo:min-width="4.556cm" fo:padding-top="0.142cm" fo:padding-bottom="0.142cm" fo:padding-left="0.267cm" fo:padding-right="0.267cm" fo:wrap-option="no-wrap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598cm" fo:min-width="5.79cm" fo:padding-top="0.142cm" fo:padding-bottom="0.142cm" fo:padding-left="0.267cm" fo:padding-right="0.267cm" fo:wrap-option="no-wra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8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1cm" fo:min-width="0cm"/>
      <style:paragraph-properties style:writing-mode="lr-tb"/>
    </style:style>
    <style:style style:name="gr37" style:family="graphic" style:parent-style-name="standard">
      <style:graphic-properties draw:stroke="solid" draw:stroke-dash="Dot" svg:stroke-width="0.025cm" svg:stroke-color="#999999" draw:marker-start-width="0.229cm" draw:marker-end-width="0.229cm" draw:fill="none" draw:fill-color="#ffffff" draw:textarea-horizontal-align="left" draw:auto-grow-height="true" draw:auto-grow-width="false" fo:min-height="2.246cm" fo:min-width="0cm" fo:padding-top="0.137cm" fo:padding-bottom="0.137cm" fo:padding-left="0.262cm" fo:padding-right="0.262cm"/>
      <style:paragraph-properties style:writing-mode="lr-tb"/>
    </style:style>
    <style:style style:name="gr38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324cm" fo:min-width="6.604cm" fo:padding-top="0.142cm" fo:padding-bottom="0.142cm" fo:padding-left="0.267cm" fo:padding-right="0.267cm" fo:wrap-option="no-wrap"/>
      <style:paragraph-properties style:writing-mode="lr-tb"/>
    </style:style>
    <style:style style:name="gr39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29cm" fo:min-width="7.476cm" fo:padding-top="0.142cm" fo:padding-bottom="0.142cm" fo:padding-left="0.267cm" fo:padding-right="0.267cm" fo:wrap-option="no-wrap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9cm" fo:min-width="0cm"/>
      <style:paragraph-properties style:writing-mode="lr-tb"/>
    </style:style>
    <style:style style:name="gr41" style:family="graphic" style:parent-style-name="standard">
      <style:graphic-properties draw:stroke="none" draw:fill="none" fo:min-height="0.713cm"/>
      <style:paragraph-properties style:writing-mode="lr-tb"/>
    </style:style>
    <style:style style:name="gr42" style:family="graphic" style:parent-style-name="standard">
      <style:graphic-properties svg:stroke-color="#ff0000" draw:fill-color="#ff0000" draw:textarea-horizontal-align="justify" draw:textarea-vertical-align="middle" draw:auto-grow-height="false" fo:min-height="0.224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12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23.75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8cm"/>
      <style:paragraph-properties style:writing-mode="lr-tb"/>
    </style:style>
    <style:style style:name="gr46" style:family="graphic" style:parent-style-name="standard">
      <style:graphic-properties svg:stroke-color="#000000" draw:fill-color="#ffffd7" draw:textarea-horizontal-align="justify" draw:textarea-vertical-align="middle" draw:auto-grow-height="false" fo:min-height="1.021cm" fo:min-width="3.946cm" fo:wrap-option="no-wrap"/>
      <style:paragraph-properties style:writing-mode="lr-tb"/>
    </style:style>
    <style:style style:name="gr47" style:family="graphic" style:parent-style-name="standard">
      <style:graphic-properties draw:stroke="none" draw:fill="none" fo:min-height="3.505cm"/>
      <style:paragraph-properties style:writing-mode="lr-tb"/>
    </style:style>
    <style:style style:name="gr48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10.53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2.34cm" style:use-optimal-column-width="false"/>
    </style:style>
    <style:style style:name="co4" style:family="table-column">
      <style:table-column-properties style:column-width="12.455cm" style:use-optimal-column-width="false"/>
    </style:style>
    <style:style style:name="co5" style:family="table-column">
      <style:table-column-properties style:column-width="4.183cm" style:use-optimal-column-width="false"/>
    </style:style>
    <style:style style:name="ro1" style:family="table-row">
      <style:table-row-properties style:row-height="0.968cm" style:use-optimal-row-height="false"/>
    </style:style>
    <style:style style:name="ro2" style:family="table-row">
      <style:table-row-properties style:row-height="1.086cm" style:use-optimal-row-height="false"/>
    </style:style>
    <style:style style:name="ro3" style:family="table-row">
      <style:table-row-properties style:row-height="1.09cm" style:use-optimal-row-height="false"/>
    </style:style>
    <style:style style:name="ro4" style:family="table-row">
      <style:table-row-properties style:row-height="1.361cm" style:use-optimal-row-height="false"/>
    </style:style>
    <style:style style:name="ro5" style:family="table-row">
      <style:table-row-properties style:row-height="1.359cm" style:use-optimal-row-height="false"/>
    </style:style>
    <style:style style:name="ce1" style:family="table-cell">
      <loext:graphic-properties draw:fill-color="#ffffff"/>
      <style:paragraph-properties fo:text-align="center" fo:border="0.03pt solid #000000"/>
    </style:style>
    <style:style style:name="ce2" style:family="table-cell">
      <loext:graphic-properties draw:fill-color="#ffffff" draw:textarea-vertical-align="middle"/>
      <style:paragraph-properties fo:text-align="center" fo:border="0.03pt solid #000000"/>
      <style:text-properties style:font-name="Liberation Mono"/>
    </style:style>
    <style:style style:name="ce3" style:family="table-cell">
      <loext:graphic-properties draw:fill-color="#ffffff" draw:textarea-vertical-align="middle"/>
      <style:paragraph-properties fo:border="0.03pt solid #000000"/>
      <style:text-properties style:font-name="Liberation Mono"/>
    </style:style>
    <style:style style:name="ce4" style:family="table-cell">
      <loext:graphic-properties draw:fill-color="#ffffff" draw:textarea-vertical-align="middle"/>
      <style:paragraph-properties fo:border="0.03pt solid #000000"/>
      <style:text-properties style:font-name="Liberation Sans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ffd7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style:font-name="Liberation Mono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 style:writing-mode="lr-tb"/>
      <style:text-properties fo:font-size="16pt" style:font-size-asian="16pt" style:font-size-complex="16pt"/>
    </style:style>
    <style:style style:name="P19" style:family="paragraph">
      <loext:graphic-properties draw:fill-color="#dee6ef"/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-color="#ffd7d7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style:paragraph-properties fo:text-align="center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23" style:family="paragraph">
      <loext:graphic-properties draw:fill-color="#b7b3ca"/>
      <style:paragraph-properties fo:text-align="center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24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25" style:family="paragraph">
      <loext:graphic-properties draw:fill-color="#dde8cb"/>
      <style:paragraph-properties fo:text-align="center" style:writing-mode="lr-tb"/>
      <style:text-properties fo:font-size="16pt" style:font-size-asian="16pt" style:font-size-complex="16pt"/>
    </style:style>
    <style:style style:name="P26" style:family="paragraph">
      <style:paragraph-properties fo:margin-left="0cm" fo:margin-right="0cm" fo:text-indent="0cm" style:writing-mode="lr-tb"/>
      <style:text-properties fo:font-size="40pt" style:font-size-asian="40pt" style:font-size-complex="40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-color="#ffffff"/>
      <style:paragraph-properties fo:text-align="center"/>
      <style:text-properties style:font-name="Liberation Mono"/>
    </style:style>
    <style:style style:name="P29" style:family="paragraph"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text-properties fo:font-size="16pt" style:font-size-asian="16pt" style:font-size-complex="16pt"/>
    </style:style>
    <style:style style:name="P31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32" style:family="paragraph">
      <loext:graphic-properties draw:fill="none" draw:fill-color="#ffffff"/>
      <style:text-properties style:font-name="Liberation Mono"/>
    </style:style>
    <style:style style:name="P33" style:family="paragraph">
      <loext:graphic-properties draw:fill-color="#ffffd7"/>
      <style:paragraph-properties fo:text-align="center"/>
      <style:text-properties fo:font-size="14pt" style:font-size-asian="14pt" style:font-size-complex="14pt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text-properties fo:font-size="18pt"/>
    </style:style>
    <style:style style:name="P36" style:family="paragraph">
      <loext:graphic-properties draw:fill="none" draw:fill-color="#ffffff"/>
      <style:text-properties style:font-name="Liberation Mono" fo:font-size="18pt"/>
    </style:style>
    <style:style style:name="P37" style:family="paragraph">
      <loext:graphic-properties draw:fill="none" draw:fill-color="#ffffff"/>
      <style:text-properties fo:font-style="italic" style:font-style-asian="italic" style:font-style-complex="italic"/>
    </style:style>
    <style:style style:name="P38" style:family="paragraph">
      <style:paragraph-properties style:writing-mode="lr-tb"/>
      <style:text-properties fo:font-size="20pt"/>
    </style:style>
    <style:style style:name="P39" style:family="paragraph">
      <style:paragraph-properties fo:text-align="center"/>
      <style:text-properties fo:font-size="16pt" fo:background-color="transparent" style:font-size-asian="16pt" style:font-size-complex="16pt"/>
    </style:style>
    <style:style style:name="P40" style:family="paragraph">
      <loext:graphic-properties draw:fill-color="#ffffd7"/>
      <style:paragraph-properties fo:text-align="center"/>
      <style:text-properties fo:font-size="16pt" fo:background-color="transparent" style:font-size-asian="16pt" style:font-size-complex="16pt"/>
    </style:style>
    <style:style style:name="P41" style:family="paragraph">
      <loext:graphic-properties draw:fill="none" draw:fill-color="#ffffff"/>
      <style:text-properties style:font-name="Liberation Mono" fo:font-size="16pt" style:font-size-asian="16pt" style:font-size-complex="16pt"/>
    </style:style>
    <style:style style:name="P42" style:family="paragraph">
      <style:text-properties fo:color="#00a933" fo:font-size="28pt" fo:font-weight="bold" style:font-weight-asian="bold" style:font-weight-complex="bold"/>
    </style:style>
    <style:style style:name="P43" style:family="paragraph">
      <loext:graphic-properties draw:fill="none"/>
      <style:text-properties fo:color="#00a933" fo:font-size="28pt" fo:font-weight="bold" style:font-weight-asian="bold" style:font-weight-complex="bold"/>
    </style:style>
    <style:style style:name="P44" style:family="paragraph">
      <loext:graphic-properties draw:fill-color="#ff0000"/>
      <style:paragraph-properties fo:text-align="center"/>
    </style:style>
    <style:style style:name="P45" style:family="paragraph">
      <loext:graphic-properties draw:fill="none" draw:fill-color="#ffffff"/>
      <style:paragraph-properties style:writing-mode="lr-tb"/>
      <style:text-properties style:font-name="Liberation Mono" fo:font-size="22pt" style:font-size-asian="22pt" style:font-size-complex="22pt"/>
    </style:style>
    <style:style style:name="P46" style:family="paragraph">
      <loext:graphic-properties draw:fill="none" draw:fill-color="#ffffff"/>
      <style:paragraph-properties style:writing-mode="lr-tb"/>
    </style:style>
    <style:style style:name="P47" style:family="paragraph">
      <style:text-properties fo:font-size="20pt" style:font-size-asian="20pt" style:font-size-complex="20pt"/>
    </style:style>
    <style:style style:name="P48" style:family="paragraph">
      <loext:graphic-properties draw:fill="none"/>
      <style:paragraph-properties style:writing-mode="lr-tb"/>
      <style:text-properties style:font-name="Liberation Mono" fo:font-size="20pt" style:font-size-asian="20pt" style:font-size-complex="20pt"/>
    </style:style>
    <style:style style:name="P49" style:family="paragraph">
      <style:text-properties style:font-name="Liberation Sans"/>
    </style:style>
    <style:style style:name="P50" style:family="paragraph">
      <style:text-properties style:font-name="Liberation Mono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Liberation Mono" fo:font-size="40pt" style:font-size-asian="40pt" style:font-size-complex="40pt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style="italic" style:font-style-asian="italic" style:font-style-complex="italic"/>
    </style:style>
    <style:style style:name="T8" style:family="text">
      <style:text-properties style:font-name="Liberation Mono" fo:font-style="normal" style:font-style-asian="normal" style:font-style-complex="normal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Liberation Mono" fo:font-size="16pt" style:font-size-asian="16pt" style:font-size-complex="16pt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Liberation Mono"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name="Liberation Mono" fo:background-color="#dee6ef"/>
    </style:style>
    <style:style style:name="T18" style:family="text">
      <style:text-properties style:font-name="Liberation Mono" fo:background-color="#ffd7d7"/>
    </style:style>
    <style:style style:name="T19" style:family="text">
      <style:text-properties style:font-name="Liberation Mono" fo:background-color="#b7b3ca"/>
    </style:style>
    <style:style style:name="T20" style:family="text">
      <style:text-properties style:font-name="Liberation Mono" fo:background-color="#ffffd7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style:font-name="Liberation Mono" fo:background-color="#dde8cb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style:font-name="Liberation Sans" fo:font-size="40pt" style:font-size-asian="40pt" style:font-size-complex="40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6pt" fo:background-color="transparent" style:font-size-asian="16pt" style:font-size-complex="16pt"/>
    </style:style>
    <style:style style:name="T27" style:family="text">
      <style:text-properties fo:font-size="16pt" fo:font-style="italic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T28" style:family="text">
      <style:text-properties style:font-name="Liberation Mono" fo:font-size="16pt" fo:background-color="#ffd7d7" style:font-size-asian="16pt" style:font-size-complex="16pt"/>
    </style:style>
    <style:style style:name="T29" style:family="text">
      <style:text-properties style:font-name="Liberation Mono" fo:font-size="16pt" fo:background-color="#dde8cb" style:font-size-asian="16pt" style:font-size-complex="16pt"/>
    </style:style>
    <style:style style:name="T30" style:family="text">
      <style:text-properties fo:color="#00a933" fo:font-weight="bold" style:font-weight-asian="bold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Liberation Mono" fo:font-size="22pt" style:font-size-asian="22pt" style:font-size-complex="22pt"/>
    </style:style>
    <style:style style:name="T34" style:family="text">
      <style:text-properties style:font-name="Liberation Mono" fo:font-size="20pt" style:font-size-asian="20pt" style:font-size-complex="20pt"/>
    </style:style>
    <style:style style:name="T35" style:family="text">
      <style:text-properties style:font-name="Liberation Mono" fo:font-size="20pt" fo:background-color="#ffff00" style:font-size-asian="20pt" style:font-size-complex="20pt"/>
    </style:style>
    <style:style style:name="T36" style:family="text">
      <style:text-properties style:font-name="Liberation Mono" fo:font-size="22pt" fo:font-style="normal" style:font-size-asian="22pt" style:font-style-asian="normal" style:font-size-complex="22pt" style:font-style-complex="normal"/>
    </style:style>
    <style:style style:name="T37" style:family="text">
      <style:text-properties style:font-name="Liberation Sans"/>
    </style:style>
    <style:style style:name="T38" style:family="text">
      <style:text-properties style:font-name="Liberation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ink Java 2</text:span><text:span text:style-name="T2">nd</text:span><text:span text:style-name="T1"> Editi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6<text:span text:style-name="T3">—Loops and String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The </text:span><text:span text:style-name="T5">while</text:span><text:span text:style-name="T4"> statement</text:span></text:p>
          </draw:text-box>
        </draw:frame>
        <draw:frame draw:style-name="gr2" draw:text-style-name="P5" draw:layer="layout" svg:width="7.741cm" svg:height="2.411cm" svg:x="2.098cm" svg:y="4.791cm">
          <draw:text-box>
            <text:p><text:span text:style-name="T6">while (</text:span><text:span text:style-name="T7">condition)</text:span><text:span text:style-name="T8"> {</text:span></text:p>
            <text:p><text:span text:style-name="T7"><text:tab/></text:span><text:span text:style-name="T7">statements;</text:span></text:p>
            <text:p><text:span text:style-name="T8">}</text:span></text:p>
          </draw:text-box>
        </draw:frame>
        <draw:custom-shape draw:style-name="gr3" draw:text-style-name="P7" xml:id="id1" draw:id="id1" draw:layer="layout" svg:width="4.124cm" svg:height="2.812cm" svg:x="11.489cm" svg:y="5.625cm">
          <text:p text:style-name="P6">condi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8" xml:id="id3" draw:id="id3" draw:layer="layout" svg:x1="13.539cm" svg:y1="3.885cm" svg:x2="13.539cm" svg:y2="5.625cm">
          <text:p/>
        </draw:line>
        <draw:custom-shape draw:style-name="gr5" draw:text-style-name="P7" xml:id="id2" draw:id="id2" draw:layer="layout" svg:width="4.124cm" svg:height="1.311cm" svg:x="17.872cm" svg:y="6.376cm">
          <text:p text:style-name="P6">stateme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svg:x1="15.613cm" svg:y1="7.031cm" svg:x2="17.872cm" svg:y2="7.032cm" draw:start-shape="id1" draw:start-glue-point="7" draw:end-shape="id2" draw:end-glue-point="5" svg:d="M15613 7031h1130v1h1129" svg:viewBox="0 0 2260 2">
          <text:p/>
        </draw:connector>
        <draw:connector draw:style-name="gr4" draw:text-style-name="P8" draw:layer="layout" svg:x1="19.934cm" svg:y1="6.376cm" svg:x2="13.539cm" svg:y2="3.885cm" draw:start-shape="id2" draw:start-glue-point="4" draw:end-shape="id3" draw:end-glue-point="0" svg:d="M19934 6376v-2491h-6395" svg:viewBox="0 0 6396 2492">
          <text:p/>
        </draw:connector>
        <draw:frame draw:style-name="gr6" draw:text-style-name="P9" draw:layer="layout" svg:width="1.357cm" svg:height="0.806cm" svg:x="15.875cm" svg:y="6.225cm">
          <draw:text-box>
            <text:p><text:span text:style-name="T9">true</text:span></text:p>
          </draw:text-box>
        </draw:frame>
        <draw:line draw:style-name="gr4" draw:text-style-name="P8" draw:layer="layout" svg:x1="13.587cm" svg:y1="8.437cm" svg:x2="13.587cm" svg:y2="10.177cm">
          <text:p/>
        </draw:line>
        <draw:frame draw:style-name="gr7" draw:text-style-name="P9" draw:layer="layout" svg:width="1.552cm" svg:height="0.806cm" svg:x="13.707cm" svg:y="8.437cm">
          <draw:text-box>
            <text:p><text:span text:style-name="T9">false</text:span></text:p>
          </draw:text-box>
        </draw:frame>
        <draw:frame draw:style-name="gr8" draw:text-style-name="P10" draw:layer="layout" svg:width="18.14cm" svg:height="2.182cm" svg:x="3.48cm" svg:y="11.323cm">
          <draw:text-box>
            <text:p><text:span text:style-name="T10">The statements in the loop must change the variables used in the condition so that the condition eventually become </text:span><text:span text:style-name="T11">false</text:span><text:span text:style-name="T10">; otherwise, you will have an </text:span><text:span text:style-name="T12">infinite loop—</text:span><text:span text:style-name="T13">a loop that never end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Incrementing a Variable</text:span></text:p>
          </draw:text-box>
        </draw:frame>
        <draw:frame draw:style-name="gr9" draw:text-style-name="P5" draw:layer="layout" svg:width="11.932cm" svg:height="3.851cm" svg:x="2.098cm" svg:y="4.791cm">
          <draw:text-box>
            <text:p><text:span text:style-name="T6">int </text:span><text:span text:style-name="T8">count = 1;</text:span></text:p>
            <text:p><text:span text:style-name="T8">while (count &lt;= 5) {</text:span></text:p>
            <text:p><text:span text:style-name="T8"><text:s text:c="4"/></text:span><text:span text:style-name="T8">System.out.println(count);</text:span></text:p>
            <text:p><text:span text:style-name="T8"><text:s text:c="4"/></text:span><text:span text:style-name="T8">count = count + 1;</text:span></text:p>
            <text:p><text:span text:style-name="T8">}</text:span></text:p>
          </draw:text-box>
        </draw:frame>
        <draw:custom-shape draw:style-name="gr10" draw:text-style-name="P12" draw:layer="layout" svg:width="6.341cm" svg:height="1.693cm" svg:x="7.794cm" svg:y="9.344cm">
          <text:p text:style-name="P11"><text:span text:style-name="T14">Increments the </text:span><text:span text:style-name="T15">count</text:span></text:p>
          <text:p text:style-name="P11"><text:span text:style-name="T14">variable</text:span></text:p>
          <draw:enhanced-geometry svg:viewBox="0 0 21600 21600" draw:glue-points="10800 0 0 10800 10800 21600 21600 10800 ?f40 ?f41" draw:text-areas="0 0 21600 21600" draw:type="rectangular-callout" draw:modifiers="1628.00378429518 -17914.99409681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" draw:text-style-name="P8" draw:layer="layout" svg:x1="16.614cm" svg:y1="4.386cm" svg:x2="16.614cm" svg:y2="11.823cm">
          <text:p/>
        </draw:line>
        <draw:frame draw:style-name="gr12" draw:text-style-name="P13" draw:layer="layout" svg:width="2.585cm" svg:height="5.273cm" svg:x="17.544cm" svg:y="4.457cm">
          <draw:text-box>
            <text:p><text:span text:style-name="T16">Output:</text:span></text:p>
            <text:p><text:span text:style-name="T16"/></text:p>
            <text:p><text:span text:style-name="T8">1</text:span></text:p>
            <text:p><text:span text:style-name="T8">2</text:span></text:p>
            <text:p><text:span text:style-name="T8">3</text:span></text:p>
            <text:p><text:span text:style-name="T8">4</text:span></text:p>
            <text:p><text:span text:style-name="T8">5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Incrementing a Variable</text:span></text:p>
          </draw:text-box>
        </draw:frame>
        <draw:frame draw:style-name="gr9" draw:text-style-name="P5" draw:layer="layout" svg:width="11.932cm" svg:height="3.851cm" svg:x="2.098cm" svg:y="4.791cm">
          <draw:text-box>
            <text:p><text:span text:style-name="T6">int </text:span><text:span text:style-name="T8">count = 1;</text:span></text:p>
            <text:p><text:span text:style-name="T8">while (count &lt;= 5) {</text:span></text:p>
            <text:p><text:span text:style-name="T8"><text:s text:c="4"/></text:span><text:span text:style-name="T8">System.out.println(count);</text:span></text:p>
            <text:p><text:span text:style-name="T8"><text:s text:c="4"/></text:span><text:span text:style-name="T8">count++;</text:span></text:p>
            <text:p><text:span text:style-name="T8">}</text:span></text:p>
          </draw:text-box>
        </draw:frame>
        <draw:custom-shape draw:style-name="gr13" draw:text-style-name="P12" draw:layer="layout" svg:width="6.341cm" svg:height="1.693cm" svg:x="7.794cm" svg:y="9.344cm">
          <text:p text:style-name="P11"><text:span text:style-name="T14">More concise method</text:span></text:p>
          <text:p text:style-name="P11"><text:span text:style-name="T14">of incrementing</text:span></text:p>
          <draw:enhanced-geometry svg:viewBox="0 0 21600 21600" draw:glue-points="10800 0 0 10800 10800 21600 21600 10800 ?f40 ?f41" draw:text-areas="0 0 21600 21600" draw:type="rectangular-callout" draw:modifiers="-5841.05960264901 -19445.10035419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" draw:text-style-name="P8" draw:layer="layout" svg:x1="16.614cm" svg:y1="4.386cm" svg:x2="16.614cm" svg:y2="11.823cm">
          <text:p/>
        </draw:line>
        <draw:frame draw:style-name="gr12" draw:text-style-name="P13" draw:layer="layout" svg:width="2.585cm" svg:height="5.273cm" svg:x="17.544cm" svg:y="4.457cm">
          <draw:text-box>
            <text:p><text:span text:style-name="T16">Output:</text:span></text:p>
            <text:p><text:span text:style-name="T16"/></text:p>
            <text:p><text:span text:style-name="T8">1</text:span></text:p>
            <text:p><text:span text:style-name="T8">2</text:span></text:p>
            <text:p><text:span text:style-name="T8">3</text:span></text:p>
            <text:p><text:span text:style-name="T8">4</text:span></text:p>
            <text:p><text:span text:style-name="T8">5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Decrementing a Variable</text:span></text:p>
          </draw:text-box>
        </draw:frame>
        <draw:frame draw:style-name="gr9" draw:text-style-name="P5" draw:layer="layout" svg:width="11.932cm" svg:height="3.851cm" svg:x="2.098cm" svg:y="4.791cm">
          <draw:text-box>
            <text:p><text:span text:style-name="T6">int </text:span><text:span text:style-name="T8">count = 5;</text:span></text:p>
            <text:p><text:span text:style-name="T8">while (count &gt;= 1) {</text:span></text:p>
            <text:p><text:span text:style-name="T8"><text:s text:c="4"/></text:span><text:span text:style-name="T8">System.out.println(count);</text:span></text:p>
            <text:p><text:span text:style-name="T8"><text:s text:c="4"/></text:span><text:span text:style-name="T8">count--;</text:span></text:p>
            <text:p><text:span text:style-name="T8">}</text:span></text:p>
          </draw:text-box>
        </draw:frame>
        <draw:custom-shape draw:style-name="gr13" draw:text-style-name="P12" draw:layer="layout" svg:width="6.341cm" svg:height="1.693cm" svg:x="7.794cm" svg:y="9.344cm">
          <text:p text:style-name="P11"><text:span text:style-name="T14">equivalent to:</text:span></text:p>
          <text:p text:style-name="P11"><text:span text:style-name="T15">count = count – 1;</text:span></text:p>
          <draw:enhanced-geometry svg:viewBox="0 0 21600 21600" draw:glue-points="10800 0 0 10800 10800 21600 21600 10800 ?f40 ?f41" draw:text-areas="0 0 21600 21600" draw:type="rectangular-callout" draw:modifiers="-5841.05960264901 -19445.10035419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" draw:text-style-name="P8" draw:layer="layout" svg:x1="16.614cm" svg:y1="4.386cm" svg:x2="16.614cm" svg:y2="11.823cm">
          <text:p/>
        </draw:line>
        <draw:frame draw:style-name="gr12" draw:text-style-name="P13" draw:layer="layout" svg:width="2.585cm" svg:height="5.273cm" svg:x="17.544cm" svg:y="4.457cm">
          <draw:text-box>
            <text:p><text:span text:style-name="T16">Output:</text:span></text:p>
            <text:p><text:span text:style-name="T16"/></text:p>
            <text:p><text:span text:style-name="T8">5</text:span></text:p>
            <text:p><text:span text:style-name="T8">4</text:span></text:p>
            <text:p><text:span text:style-name="T8">3</text:span></text:p>
            <text:p><text:span text:style-name="T8">2</text:span></text:p>
            <text:p><text:span text:style-name="T8">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Incrementing and Decrementing</text:span></text:p>
          </draw:text-box>
        </draw:frame>
        <draw:frame draw:style-name="gr14" draw:text-style-name="P5" draw:layer="layout" svg:width="11.551cm" svg:height="6.011cm" svg:x="5.435cm" svg:y="5.21cm">
          <draw:text-box>
            <text:p xml:id="id9" text:id="id9"><text:span text:style-name="T6">int number = 10;</text:span></text:p>
            <text:p><text:span text:style-name="T6"/></text:p>
            <text:p xml:id="id10" text:id="id10"><text:span text:style-name="T6">number++; // number is now 11</text:span></text:p>
            <text:p xml:id="id11" text:id="id11"><text:span text:style-name="T6">++number; // number is now 12</text:span></text:p>
            <text:p><text:span text:style-name="T6"/></text:p>
            <text:p xml:id="id12" text:id="id12"><text:span text:style-name="T6">number--; // number is now 11</text:span></text:p>
            <text:p xml:id="id13" text:id="id13"><text:span text:style-name="T6">--number; // number is now 10</text:span></text:p>
            <text:p><text:span text:style-name="T6"/></text:p>
          </draw:text-box>
        </draw:frame>
        <draw:frame draw:style-name="gr15" draw:text-style-name="P13" draw:layer="layout" svg:width="22.388cm" svg:height="1.729cm" svg:x="3.265cm" svg:y="2.932cm">
          <draw:text-box>
            <text:p xml:id="id8" text:id="id8"><text:span text:style-name="T16">The increment operator </text:span><text:span text:style-name="T7">++</text:span><text:span text:style-name="T16"> and decrement operator </text:span><text:span text:style-name="T7">--</text:span><text:span text:style-name="T16"> can come either before or after the variable.</text:span></text:p>
          </draw:text-box>
        </draw:frame>
        <draw:frame draw:style-name="gr16" draw:text-style-name="P14" draw:layer="layout" svg:width="21.465cm" svg:height="1.505cm" svg:x="3.265cm" svg:y="11.489cm">
          <draw:text-box>
            <text:p xml:id="id14" text:id="id14"><text:span text:style-name="T12">When an increment or decrement is the only operation, it does not make a difference if the operator precedes or follows the variable name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Other Arithmetic Shortcuts</text:span></text:p>
          </draw:text-box>
        </draw:frame>
        <draw:frame draw:style-name="gr17" draw:text-style-name="P13" draw:layer="layout" svg:width="22.388cm" svg:height="1.673cm" svg:x="3.265cm" svg:y="2.932cm">
          <draw:text-box>
            <text:p xml:id="id15" text:id="id15"><text:span text:style-name="T16">When the variable on the left side of the assignment is the same as the first variable on the right side, you can use a shortcut:</text:span></text:p>
          </draw:text-box>
        </draw:frame>
        <draw:frame draw:style-name="standard" draw:layer="layout" svg:width="14.098cm" svg:height="6.409cm" svg:x="6.608cm" svg:y="5.3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Assignment</text:p>
              </table:table-cell>
              <table:table-cell>
                <text:p text:style-name="P15">Shortcut</text:p>
              </table:table-cell>
            </table:table-row>
            <table:table-row table:style-name="ro2" table:default-cell-style-name="ce2">
              <table:table-cell>
                <text:p text:style-name="P16"><text:span text:style-name="T6">n = n + 2;</text:span></text:p>
              </table:table-cell>
              <table:table-cell>
                <text:p text:style-name="P16"><text:span text:style-name="T6">n += 2;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6">n = n - 3;</text:span></text:p>
              </table:table-cell>
              <table:table-cell>
                <text:p text:style-name="P16"><text:span text:style-name="T6">n -= 3;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6">n = n * 4;</text:span></text:p>
              </table:table-cell>
              <table:table-cell>
                <text:p text:style-name="P16"><text:span text:style-name="T6">n *= 4;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6">n = n / 5;</text:span></text:p>
              </table:table-cell>
              <table:table-cell>
                <text:p text:style-name="P16"><text:span text:style-name="T6">n /= 5;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6">n = n % 6;</text:span></text:p>
              </table:table-cell>
              <table:table-cell>
                <text:p text:style-name="P16">n %= 6;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17" draw:layer="layout" svg:width="14.662cm" svg:height="1.598cm" svg:x="6.126cm" svg:y="12.109cm">
          <draw:text-box>
            <text:p xml:id="id16" text:id="id16"><text:span text:style-name="T10">You can </text:span><text:span text:style-name="T12">not</text:span><text:span text:style-name="T13"> use this shortcut with an expression such as</text:span></text:p>
            <text:p xml:id="id17" text:id="id17" text:style-name="P15"><text:span text:style-name="T8">n = (n + 3) * 4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The </text:span><text:span text:style-name="T5">for</text:span><text:span text:style-name="T4"> loop</text:span></text:p>
          </draw:text-box>
        </draw:frame>
        <draw:frame draw:style-name="gr19" draw:text-style-name="P5" draw:layer="layout" svg:width="13.456cm" svg:height="3.131cm" svg:x="1.788cm" svg:y="6.102cm">
          <draw:text-box>
            <text:p xml:id="id18" text:id="id18"><text:span text:style-name="T6">for (int </text:span><text:span text:style-name="T17">i = 2</text:span><text:span text:style-name="T6">; </text:span><text:span text:style-name="T18">i &lt;= 10</text:span><text:span text:style-name="T6">; </text:span><text:span text:style-name="T19">i += 2</text:span><text:span text:style-name="T6">) {</text:span></text:p>
            <text:p xml:id="id19" text:id="id19"><text:span text:style-name="T6"><text:tab/></text:span><text:span text:style-name="T20">System.out.print(i + ", ");</text:span></text:p>
            <text:p xml:id="id20" text:id="id20"><text:span text:style-name="T6">}</text:span></text:p>
            <text:p xml:id="id21" text:id="id21"><text:span text:style-name="T6">System.out.println();</text:span></text:p>
          </draw:text-box>
        </draw:frame>
        <draw:custom-shape draw:style-name="gr20" draw:text-style-name="P19" xml:id="id22" draw:id="id22" draw:layer="layout" svg:width="2.67cm" svg:height="0.977cm" svg:x="2.765cm" svg:y="4.005cm">
          <text:p text:style-name="P18"><text:span text:style-name="T10">initializer</text:span></text:p>
          <draw:enhanced-geometry svg:viewBox="0 0 21600 21600" draw:glue-points="10800 0 0 10800 10800 21600 21600 10800 ?f40 ?f41" draw:text-areas="0 0 21600 21600" draw:type="rectangular-callout" draw:modifiers="26597.6787719955 41609.8159509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1" xml:id="id23" draw:id="id23" draw:layer="layout" svg:width="2.67cm" svg:height="0.977cm" svg:x="7.461cm" svg:y="4.053cm">
          <text:p text:style-name="P20"><text:span text:style-name="T21">condition</text:span></text:p>
          <draw:enhanced-geometry svg:viewBox="0 0 21600 21600" draw:glue-points="10800 0 0 10800 10800 21600 21600 10800 ?f40 ?f41" draw:text-areas="0 0 21600 21600" draw:type="rectangular-callout" draw:modifiers="14265.219019094 41587.73006134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3" xml:id="id24" draw:id="id24" draw:layer="layout" svg:width="2.67cm" svg:height="0.977cm" svg:x="11.299cm" svg:y="4.1cm">
          <text:p text:style-name="P22"><text:span text:style-name="T12">update</text:span></text:p>
          <draw:enhanced-geometry svg:viewBox="0 0 21600 21600" draw:glue-points="10800 0 0 10800 10800 21600 21600 10800 ?f40 ?f41" draw:text-areas="0 0 21600 21600" draw:type="rectangular-callout" draw:modifiers="14265.219019094 41587.73006134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4" xml:id="id25" draw:id="id25" draw:layer="layout" svg:width="3.312cm" svg:height="0.977cm" svg:x="10.37cm" svg:y="8.487cm">
          <text:p text:style-name="P18"><text:span text:style-name="T10">statements</text:span></text:p>
          <draw:enhanced-geometry svg:viewBox="0 0 21600 21600" draw:glue-points="10800 0 0 10800 10800 21600 21600 10800 ?f40 ?f41" draw:text-areas="0 0 21600 21600" draw:type="rectangular-callout" draw:modifiers="-9486.2662239662 -16851.5337423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9" xml:id="id4" draw:id="id4" draw:layer="layout" svg:width="2.884cm" svg:height="1.096cm" svg:x="17.261cm" svg:y="4.143cm">
          <text:p text:style-name="P18"><text:span text:style-name="T10">initializ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1" xml:id="id5" draw:id="id5" draw:layer="layout" svg:width="3.217cm" svg:height="1.74cm" svg:x="17.095cm" svg:y="8.268cm">
          <text:p text:style-name="P20"><text:span text:style-name="T21">conditi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8" xml:id="id26" draw:id="id26" draw:layer="layout" svg:x1="18.703cm" svg:y1="5.239cm" svg:x2="18.704cm" svg:y2="8.268cm" draw:start-shape="id4" draw:start-glue-point="6" draw:end-shape="id5" draw:end-glue-point="4" svg:d="M18703 5239v1515h1v1514" svg:viewBox="0 0 2 3030">
          <text:p/>
        </draw:connector>
        <draw:custom-shape draw:style-name="gr26" draw:text-style-name="P24" xml:id="id6" draw:id="id6" draw:layer="layout" svg:width="3.051cm" svg:height="1.096cm" svg:x="22.367cm" svg:y="8.59cm">
          <text:p text:style-name="P18"><text:span text:style-name="T10">stat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3" xml:id="id7" draw:id="id7" draw:layer="layout" svg:width="2.884cm" svg:height="1.096cm" svg:x="22.45cm" svg:y="5.884cm">
          <text:p text:style-name="P22"><text:span text:style-name="T12">upd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xml:id="id27" draw:id="id27" draw:layer="layout" svg:x1="20.312cm" svg:y1="9.138cm" svg:x2="22.367cm" svg:y2="9.138cm" draw:start-shape="id5" draw:start-glue-point="7" draw:end-shape="id6" draw:end-glue-point="5" svg:d="M20312 9138h2055" svg:viewBox="0 0 2056 1">
          <text:p/>
        </draw:connector>
        <draw:connector draw:style-name="gr4" draw:text-style-name="P8" xml:id="id28" draw:id="id28" draw:layer="layout" svg:x1="23.893cm" svg:y1="8.59cm" svg:x2="23.892cm" svg:y2="6.98cm" draw:start-shape="id6" draw:start-glue-point="4" draw:end-shape="id7" draw:end-glue-point="6" svg:d="M23893 8590v-804h-1v-806" svg:viewBox="0 0 2 1611">
          <text:p/>
        </draw:connector>
        <draw:polyline draw:style-name="gr4" draw:text-style-name="P8" xml:id="id29" draw:id="id29" draw:layer="layout" svg:width="3.746cm" svg:height="0cm" svg:x="18.703cm" svg:y="6.427cm" svg:viewBox="0 0 3747 0" draw:points="3747,0 0,0">
          <text:p/>
        </draw:polyline>
        <draw:polyline draw:style-name="gr4" draw:text-style-name="P8" xml:id="id30" draw:id="id30" draw:layer="layout" svg:width="0cm" svg:height="1.623cm" svg:x="18.735cm" svg:y="10.008cm" svg:viewBox="0 0 0 1624" draw:points="0,0 0,1624">
          <text:p/>
        </draw:polyline>
        <draw:frame draw:style-name="gr6" draw:text-style-name="P9" xml:id="id31" draw:id="id31" draw:layer="layout" svg:width="1.357cm" svg:height="0.806cm" svg:x="20.312cm" svg:y="8.468cm">
          <draw:text-box>
            <text:p><text:span text:style-name="T9">true</text:span></text:p>
          </draw:text-box>
        </draw:frame>
        <draw:frame draw:style-name="gr7" draw:text-style-name="P9" xml:id="id32" draw:id="id32" draw:layer="layout" svg:width="1.552cm" svg:height="0.806cm" svg:x="18.735cm" svg:y="10.008cm">
          <draw:text-box>
            <text:p><text:span text:style-name="T9">fals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Nested </text:span><text:span text:style-name="T5">for</text:span><text:span text:style-name="T4"> loops</text:span></text:p>
          </draw:text-box>
        </draw:frame>
        <draw:frame draw:style-name="gr28" draw:text-style-name="P5" draw:layer="layout" svg:width="15.742cm" svg:height="6.011cm" svg:x="2.288cm" svg:y="4.195cm">
          <draw:text-box>
            <text:p><text:span text:style-name="T6">// print a multiplication table</text:span></text:p>
            <text:p><text:span text:style-name="T20">for (int x = 1; x &lt;= 10; x++) {</text:span></text:p>
            <text:p><text:span text:style-name="T6"><text:s text:c="4"/></text:span><text:span text:style-name="T22">for (int y = 1; y &lt;= 10; y++) {</text:span></text:p>
            <text:p><text:span text:style-name="T6"><text:s text:c="4"/></text:span><text:span text:style-name="T22"><text:s text:c="4"/></text:span><text:span text:style-name="T22">System.out.printf("%4d", x * y);</text:span></text:p>
            <text:p><text:span text:style-name="T6"><text:s text:c="4"/></text:span><text:span text:style-name="T22">}</text:span></text:p>
            <text:p><text:span text:style-name="T20"><text:s text:c="4"/></text:span><text:span text:style-name="T20">System.out.println();</text:span></text:p>
            <text:p><text:span text:style-name="T20">}</text:span></text:p>
            <text:p><text:span text:style-name="T6"/></text:p>
          </draw:text-box>
        </draw:frame>
        <draw:custom-shape draw:style-name="gr29" draw:text-style-name="P24" draw:layer="layout" svg:width="6.961cm" svg:height="1.406cm" svg:x="18.03cm" svg:y="3.457cm">
          <text:p text:style-name="P18"><text:span text:style-name="T10">for each iteration of</text:span></text:p>
          <text:p text:style-name="P18"><text:span text:style-name="T10">the outer loop</text:span></text:p>
          <draw:enhanced-geometry svg:viewBox="0 0 21600 21600" draw:glue-points="10800 0 0 10800 10800 21600 21600 10800 ?f40 ?f41" draw:text-areas="0 0 21600 21600" draw:type="rectangular-callout" draw:modifiers="-10824.8204538926 31455.86353944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5" draw:layer="layout" svg:width="6.961cm" svg:height="1.406cm" svg:x="17.883cm" svg:y="8.8cm">
          <text:p text:style-name="P18"><text:span text:style-name="T10">there are ten iterations</text:span></text:p>
          <text:p text:style-name="P18"><text:span text:style-name="T10">of the inner loop</text:span></text:p>
          <draw:enhanced-geometry svg:viewBox="0 0 21600 21600" draw:glue-points="10800 0 0 10800 10800 21600 21600 10800 ?f40 ?f41" draw:text-areas="0 0 21600 21600" draw:type="rectangular-callout" draw:modifiers="-14066.9922436082 -22751.38592750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6" draw:layer="layout" svg:width="25.199cm" svg:height="2.629cm" svg:x="1.4cm" svg:y="0.628cm" presentation:class="title">
          <draw:text-box>
            <text:p text:style-name="P3"><text:span text:style-name="T5">for</text:span><text:span text:style-name="T4"> vs. </text:span><text:span text:style-name="T5">while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xml:id="id33" text:id="id33">Use <text:span text:style-name="T6">for</text:span> when you know the number of iterations:</text:p>
                <text:list>
                  <text:list-item>
                    <text:p xml:id="id34" text:id="id34">Total of monthly sales over a year</text:p>
                  </text:list-item>
                  <text:list-item>
                    <text:p xml:id="id35" text:id="id35">User tells you number of inputs required</text:p>
                  </text:list-item>
                </text:list>
              </text:list-item>
              <text:list-item>
                <text:p xml:id="id36" text:id="id36">Use <text:span text:style-name="T6">while</text:span> when the loop is <text:span text:style-name="T16">indefinite</text:span><text:span text:style-name="T23">:</text:span></text:p>
                <text:list>
                  <text:list-item>
                    <text:p xml:id="id37" text:id="id37"><text:span text:style-name="T23">Enter data while not valid</text:span></text:p>
                  </text:list-item>
                  <text:list-item>
                    <text:p xml:id="id38" text:id="id38"><text:span text:style-name="T23">Enter data until a </text:span><text:span text:style-name="T16">sentinel valu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5">String</text:span><text:span text:style-name="T4"> and </text:span><text:span text:style-name="T5">char</text:span></text:p>
          </draw:text-box>
        </draw:frame>
        <draw:g xml:id="id39" draw:id="id39">
          <draw:custom-shape draw:style-name="gr31" draw:text-style-name="P28" draw:layer="layout" svg:width="1.287cm" svg:height="1.406cm" svg:x="3.202cm" svg:y="3.957cm">
            <text:p text:style-name="P16"><text:span text:style-name="T6">f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4.402cm" svg:y="3.957cm">
            <text:p text:style-name="P16"><text:span text:style-name="T6">r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5.602cm" svg:y="3.957cm">
            <text:p text:style-name="P16"><text:span text:style-name="T6">i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6.802cm" svg:y="3.957cm">
            <text:p text:style-name="P16"><text:span text:style-name="T6">e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8.002cm" svg:y="3.957cm">
            <text:p text:style-name="P15"><text:span text:style-name="T6">n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9.202cm" svg:y="3.957cm">
            <text:p text:style-name="P15"><text:span text:style-name="T6">d</text:span></text:p>
            <draw:enhanced-geometry svg:viewBox="0 0 21600 21600" draw:type="rectangle" draw:enhanced-path="M 0 0 L 21600 0 21600 21600 0 21600 0 0 Z N"/>
          </draw:custom-shape>
          <draw:frame draw:style-name="gr18" draw:text-style-name="P30" draw:layer="layout" svg:width="0.815cm" svg:height="0.878cm" svg:x="3.362cm" svg:y="5.421cm">
            <draw:text-box>
              <text:p text:style-name="P29"><text:span text:style-name="T10">0</text:span></text:p>
            </draw:text-box>
          </draw:frame>
          <draw:frame draw:style-name="gr18" draw:text-style-name="P30" draw:layer="layout" svg:width="0.815cm" svg:height="0.878cm" svg:x="4.663cm" svg:y="5.421cm">
            <draw:text-box>
              <text:p text:style-name="P29"><text:span text:style-name="T10">1</text:span></text:p>
            </draw:text-box>
          </draw:frame>
          <draw:frame draw:style-name="gr18" draw:text-style-name="P30" draw:layer="layout" svg:width="0.815cm" svg:height="0.878cm" svg:x="5.863cm" svg:y="5.421cm">
            <draw:text-box>
              <text:p text:style-name="P29"><text:span text:style-name="T10">2</text:span></text:p>
            </draw:text-box>
          </draw:frame>
          <draw:frame draw:style-name="gr18" draw:text-style-name="P30" draw:layer="layout" svg:width="0.815cm" svg:height="0.878cm" svg:x="7.063cm" svg:y="5.421cm">
            <draw:text-box>
              <text:p text:style-name="P29"><text:span text:style-name="T10">3</text:span></text:p>
            </draw:text-box>
          </draw:frame>
          <draw:frame draw:style-name="gr18" draw:text-style-name="P30" draw:layer="layout" svg:width="0.815cm" svg:height="0.878cm" svg:x="8.263cm" svg:y="5.421cm">
            <draw:text-box>
              <text:p text:style-name="P29"><text:span text:style-name="T10">4</text:span></text:p>
            </draw:text-box>
          </draw:frame>
          <draw:frame draw:style-name="gr18" draw:text-style-name="P30" draw:layer="layout" svg:width="0.815cm" svg:height="0.878cm" svg:x="9.463cm" svg:y="5.421cm">
            <draw:text-box>
              <text:p text:style-name="P29"><text:span text:style-name="T10">5</text:span></text:p>
            </draw:text-box>
          </draw:frame>
          <draw:frame draw:style-name="gr18" draw:text-style-name="P31" draw:layer="layout" svg:width="1.687cm" svg:height="0.81cm" svg:x="2.574cm" svg:y="3.257cm">
            <draw:text-box>
              <text:p><text:span text:style-name="T15">word</text:span></text:p>
            </draw:text-box>
          </draw:frame>
        </draw:g>
        <draw:frame draw:style-name="gr18" draw:text-style-name="P32" xml:id="id40" draw:id="id40" draw:layer="layout" svg:width="9.265cm" svg:height="0.971cm" svg:x="11.72cm" svg:y="4.505cm">
          <draw:text-box>
            <text:p><text:span text:style-name="T6">String word = "friend";</text:span></text:p>
          </draw:text-box>
        </draw:frame>
        <draw:g xml:id="id42" draw:id="id42">
          <draw:custom-shape draw:style-name="gr31" draw:text-style-name="P28" draw:layer="layout" svg:width="1.287cm" svg:height="1.406cm" svg:x="3.274cm" svg:y="8.176cm">
            <text:p text:style-name="P16"><text:span text:style-name="T6">e</text:span></text:p>
            <draw:enhanced-geometry svg:viewBox="0 0 21600 21600" draw:type="rectangle" draw:enhanced-path="M 0 0 L 21600 0 21600 21600 0 21600 0 0 Z N"/>
          </draw:custom-shape>
          <draw:frame draw:style-name="gr18" draw:text-style-name="P31" draw:layer="layout" svg:width="2.28cm" svg:height="0.81cm" svg:x="2.313cm" svg:y="7.238cm">
            <draw:text-box>
              <text:p><text:span text:style-name="T15">letter</text:span></text:p>
            </draw:text-box>
          </draw:frame>
        </draw:g>
        <draw:frame draw:style-name="gr18" draw:text-style-name="P32" xml:id="id43" draw:id="id43" draw:layer="layout" svg:width="11.551cm" svg:height="0.971cm" svg:x="11.698cm" svg:y="8.439cm">
          <draw:text-box>
            <text:p><text:span text:style-name="T6">char letter = word.charAt(3);</text:span></text:p>
          </draw:text-box>
        </draw:frame>
        <draw:g xml:id="id45" draw:id="id45">
          <draw:custom-shape draw:style-name="gr31" draw:text-style-name="P28" draw:layer="layout" svg:width="1.287cm" svg:height="1.406cm" svg:x="3.117cm" svg:y="11.474cm">
            <text:p text:style-name="P16"><text:span text:style-name="T6">z</text:span></text:p>
            <draw:enhanced-geometry svg:viewBox="0 0 21600 21600" draw:type="rectangle" draw:enhanced-path="M 0 0 L 21600 0 21600 21600 0 21600 0 0 Z N"/>
          </draw:custom-shape>
          <draw:frame draw:style-name="gr18" draw:text-style-name="P31" draw:layer="layout" svg:width="3.169cm" svg:height="0.81cm" svg:x="2.156cm" svg:y="10.536cm">
            <draw:text-box>
              <text:p><text:span text:style-name="T15">alphaLast</text:span></text:p>
            </draw:text-box>
          </draw:frame>
        </draw:g>
        <draw:frame draw:style-name="gr18" draw:text-style-name="P32" xml:id="id46" draw:id="id46" draw:layer="layout" svg:width="8.503cm" svg:height="0.971cm" svg:x="11.699cm" svg:y="11.74cm">
          <draw:text-box>
            <text:p><text:span text:style-name="T6">char alphaLast = 'z';</text:span></text:p>
          </draw:text-box>
        </draw:frame>
        <draw:custom-shape draw:style-name="gr32" draw:text-style-name="P33" xml:id="id41" draw:id="id41" draw:layer="layout" svg:width="2.359cm" svg:height="1.311cm" svg:x="7.842cm" svg:y="6.508cm">
          <text:p text:style-name="P15"><text:span text:style-name="T14">index</text:span></text:p>
          <text:p text:style-name="P15"><text:span text:style-name="T14">starts at 0</text:span></text:p>
          <draw:enhanced-geometry svg:viewBox="0 0 21600 21600" draw:glue-points="10800 0 0 10800 10800 21600 21600 10800 ?f40 ?f41" draw:text-areas="0 0 21600 21600" draw:type="rectangular-callout" draw:modifiers="-34678.9830508475 -4708.536585365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3" xml:id="id44" draw:id="id44" draw:layer="layout" svg:width="5.089cm" svg:height="1.311cm" svg:x="20.086cm" svg:y="6.437cm">
          <text:p text:style-name="P15"><text:span text:style-name="T14">use </text:span><text:span text:style-name="T15">charAt()</text:span><text:span text:style-name="T14"> to</text:span></text:p>
          <text:p text:style-name="P15"><text:span text:style-name="T14">extract a single char</text:span></text:p>
          <draw:enhanced-geometry svg:viewBox="0 0 21600 21600" draw:glue-points="10800 0 0 10800 10800 21600 21600 10800 ?f40 ?f41" draw:text-areas="0 0 21600 21600" draw:type="rectangular-callout" draw:modifiers="-1209.43025540275 31790.8536585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33" xml:id="id47" draw:id="id47" draw:layer="layout" svg:width="6.323cm" svg:height="1.881cm" svg:x="20.85cm" svg:y="10.013cm">
          <text:p text:style-name="P15"><text:span text:style-name="T15">char</text:span><text:span text:style-name="T14"> uses single quotes</text:span></text:p>
          <text:p text:style-name="P15"><text:span text:style-name="T14">and holds only one</text:span></text:p>
          <text:p text:style-name="P15"><text:span text:style-name="T14">character.</text:span></text:p>
          <draw:enhanced-geometry svg:viewBox="0 0 21600 21600" draw:glue-points="10800 0 0 10800 10800 21600 21600 10800 ?f40 ?f41" draw:text-areas="0 0 21600 21600" draw:type="rectangular-callout" draw:modifiers="-5673.24478178368 20234.21891604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5">char</text:span><text:span text:style-name="T24">, </text:span><text:span text:style-name="T5">int</text:span><text:span text:style-name="T24">, and Unicode</text:span></text:p>
          </draw:text-box>
        </draw:frame>
        <draw:frame draw:style-name="gr18" draw:text-style-name="P32" draw:layer="layout" svg:width="17.647cm" svg:height="5.291cm" svg:x="4.529cm" svg:y="4.362cm">
          <draw:text-box>
            <text:p><text:span text:style-name="T6">char letter = 97; <text:s text:c="2"/>// 'a'</text:span></text:p>
            <text:p text:style-name="P34"><text:span text:style-name="T6">char letter2 = letter + 2;</text:span><text:span text:style-name="T6"><text:tab/></text:span><text:span text:style-name="T6"> // 'c'</text:span></text:p>
            <text:p><text:span text:style-name="T6"/></text:p>
            <text:p><text:span text:style-name="T25">char beta = </text:span><text:span text:style-name="T6">'β'</text:span><text:span text:style-name="T6">;</text:span></text:p>
            <text:p><text:span text:style-name="T6">char beta = 946; <text:s text:c="5"/>// using code point</text:span></text:p>
            <text:p><text:span text:style-name="T6">char beta = 0x3b2; <text:s text:c="3"/>// using base 16</text:span></text:p>
            <text:p><text:span text:style-name="T6">char beta = '\u03b2'; // using Unicode escape</text:span></text:p>
          </draw:text-box>
        </draw:frame>
        <draw:frame draw:style-name="gr35" draw:text-style-name="P30" draw:layer="layout" svg:width="19.046cm" svg:height="1.018cm" svg:x="3.695cm" svg:y="3.057cm">
          <draw:text-box>
            <text:p text:style-name="P29"><text:span text:style-name="T10">A </text:span><text:span text:style-name="T11">char</text:span><text:span text:style-name="T10"> can be treated as an </text:span><text:span text:style-name="T11">int</text:span><text:span text:style-name="T10"> that represents a Unicode </text:span><text:span text:style-name="T12">code point</text:span><text:span text:style-name="T13">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Length of a string</text:span></text:p>
          </draw:text-box>
        </draw:frame>
        <draw:g>
          <draw:custom-shape draw:style-name="gr31" draw:text-style-name="P28" draw:layer="layout" svg:width="1.287cm" svg:height="1.406cm" svg:x="9.566cm" svg:y="4.124cm">
            <text:p text:style-name="P16"><text:span text:style-name="T6">f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10.766cm" svg:y="4.124cm">
            <text:p text:style-name="P16"><text:span text:style-name="T6">r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11.966cm" svg:y="4.124cm">
            <text:p text:style-name="P16"><text:span text:style-name="T6">i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13.166cm" svg:y="4.124cm">
            <text:p text:style-name="P16"><text:span text:style-name="T6">e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14.366cm" svg:y="4.124cm">
            <text:p text:style-name="P15"><text:span text:style-name="T6">n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15.566cm" svg:y="4.124cm">
            <text:p text:style-name="P15"><text:span text:style-name="T6">d</text:span></text:p>
            <draw:enhanced-geometry svg:viewBox="0 0 21600 21600" draw:type="rectangle" draw:enhanced-path="M 0 0 L 21600 0 21600 21600 0 21600 0 0 Z N"/>
          </draw:custom-shape>
          <draw:frame draw:style-name="gr18" draw:text-style-name="P30" draw:layer="layout" svg:width="0.815cm" svg:height="0.878cm" svg:x="9.726cm" svg:y="5.588cm">
            <draw:text-box>
              <text:p text:style-name="P29"><text:span text:style-name="T10">0</text:span></text:p>
            </draw:text-box>
          </draw:frame>
          <draw:frame draw:style-name="gr18" draw:text-style-name="P30" draw:layer="layout" svg:width="0.815cm" svg:height="0.878cm" svg:x="11.027cm" svg:y="5.588cm">
            <draw:text-box>
              <text:p text:style-name="P29"><text:span text:style-name="T10">1</text:span></text:p>
            </draw:text-box>
          </draw:frame>
          <draw:frame draw:style-name="gr18" draw:text-style-name="P30" draw:layer="layout" svg:width="0.815cm" svg:height="0.878cm" svg:x="12.227cm" svg:y="5.588cm">
            <draw:text-box>
              <text:p text:style-name="P29"><text:span text:style-name="T10">2</text:span></text:p>
            </draw:text-box>
          </draw:frame>
          <draw:frame draw:style-name="gr18" draw:text-style-name="P30" draw:layer="layout" svg:width="0.815cm" svg:height="0.878cm" svg:x="13.427cm" svg:y="5.588cm">
            <draw:text-box>
              <text:p text:style-name="P29"><text:span text:style-name="T10">3</text:span></text:p>
            </draw:text-box>
          </draw:frame>
          <draw:frame draw:style-name="gr18" draw:text-style-name="P30" draw:layer="layout" svg:width="0.815cm" svg:height="0.878cm" svg:x="14.627cm" svg:y="5.588cm">
            <draw:text-box>
              <text:p text:style-name="P29"><text:span text:style-name="T10">4</text:span></text:p>
            </draw:text-box>
          </draw:frame>
          <draw:frame draw:style-name="gr18" draw:text-style-name="P30" draw:layer="layout" svg:width="0.815cm" svg:height="0.878cm" svg:x="15.827cm" svg:y="5.588cm">
            <draw:text-box>
              <text:p text:style-name="P29"><text:span text:style-name="T10">5</text:span></text:p>
            </draw:text-box>
          </draw:frame>
          <draw:frame draw:style-name="gr18" draw:text-style-name="P31" draw:layer="layout" svg:width="1.687cm" svg:height="0.81cm" svg:x="8.938cm" svg:y="3.424cm">
            <draw:text-box>
              <text:p><text:span text:style-name="T15">word</text:span></text:p>
            </draw:text-box>
          </draw:frame>
        </draw:g>
        <draw:frame draw:style-name="gr36" draw:text-style-name="P36" draw:layer="layout" svg:width="20.245cm" svg:height="3.131cm" svg:x="4.473cm" svg:y="7.174cm">
          <draw:text-box>
            <text:p text:style-name="P35"><text:span text:style-name="T6">String word = "friend";</text:span></text:p>
            <text:p text:style-name="P35"><text:span text:style-name="T6">int length = word.length(); // 6</text:span></text:p>
            <text:p text:style-name="P35"><text:span text:style-name="T6">char lastLetter = word.charAt(length – 1); // 'd'</text:span></text:p>
          </draw:text-box>
        </draw:frame>
        <draw:frame draw:style-name="gr37" draw:text-style-name="P37" draw:layer="layout" svg:width="16.566cm" svg:height="2.52cm" svg:x="5.603cm" svg:y="10.305cm">
          <draw:text-box>
            <text:p><text:span text:style-name="T16">Important:</text:span><text:span text:style-name="T23"> The largest valid index for </text:span><text:span text:style-name="T8">charAt()</text:span><text:span text:style-name="T23"> is </text:span><text:span text:style-name="T8">word.length() - 1</text:span><text:span text:style-name="T23"> because character positions start numbering at zero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The </text:span><text:span text:style-name="T5">indexOf()</text:span><text:span text:style-name="T4"> method</text:span></text:p>
          </draw:text-box>
        </draw:frame>
        <draw:g>
          <draw:custom-shape draw:style-name="gr31" draw:text-style-name="P28" draw:layer="layout" svg:width="1.287cm" svg:height="1.406cm" svg:x="9.566cm" svg:y="4.124cm">
            <text:p text:style-name="P16"><text:span text:style-name="T6">m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10.766cm" svg:y="4.124cm">
            <text:p text:style-name="P16"><text:span text:style-name="T6">a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11.966cm" svg:y="4.124cm">
            <text:p text:style-name="P16"><text:span text:style-name="T6">c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13.166cm" svg:y="4.124cm">
            <text:p text:style-name="P16"><text:span text:style-name="T6">a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14.366cm" svg:y="4.124cm">
            <text:p text:style-name="P15"><text:span text:style-name="T6">r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15.566cm" svg:y="4.124cm">
            <text:p text:style-name="P15"><text:span text:style-name="T6">o</text:span></text:p>
            <draw:enhanced-geometry svg:viewBox="0 0 21600 21600" draw:type="rectangle" draw:enhanced-path="M 0 0 L 21600 0 21600 21600 0 21600 0 0 Z N"/>
          </draw:custom-shape>
          <draw:frame draw:style-name="gr18" draw:text-style-name="P30" draw:layer="layout" svg:width="0.815cm" svg:height="0.878cm" svg:x="9.726cm" svg:y="5.588cm">
            <draw:text-box>
              <text:p text:style-name="P29"><text:span text:style-name="T10">0</text:span></text:p>
            </draw:text-box>
          </draw:frame>
          <draw:frame draw:style-name="gr18" draw:text-style-name="P30" draw:layer="layout" svg:width="0.815cm" svg:height="0.878cm" svg:x="11.027cm" svg:y="5.588cm">
            <draw:text-box>
              <text:p text:style-name="P29"><text:span text:style-name="T10">1</text:span></text:p>
            </draw:text-box>
          </draw:frame>
          <draw:frame draw:style-name="gr18" draw:text-style-name="P30" draw:layer="layout" svg:width="0.815cm" svg:height="0.878cm" svg:x="12.227cm" svg:y="5.588cm">
            <draw:text-box>
              <text:p text:style-name="P29"><text:span text:style-name="T10">2</text:span></text:p>
            </draw:text-box>
          </draw:frame>
          <draw:frame draw:style-name="gr18" draw:text-style-name="P30" draw:layer="layout" svg:width="0.815cm" svg:height="0.878cm" svg:x="13.427cm" svg:y="5.588cm">
            <draw:text-box>
              <text:p text:style-name="P29"><text:span text:style-name="T10">3</text:span></text:p>
            </draw:text-box>
          </draw:frame>
          <draw:frame draw:style-name="gr18" draw:text-style-name="P30" draw:layer="layout" svg:width="0.815cm" svg:height="0.878cm" svg:x="14.627cm" svg:y="5.588cm">
            <draw:text-box>
              <text:p text:style-name="P29"><text:span text:style-name="T10">4</text:span></text:p>
            </draw:text-box>
          </draw:frame>
          <draw:frame draw:style-name="gr18" draw:text-style-name="P30" draw:layer="layout" svg:width="0.815cm" svg:height="0.878cm" svg:x="15.827cm" svg:y="5.588cm">
            <draw:text-box>
              <text:p text:style-name="P29"><text:span text:style-name="T10">5</text:span></text:p>
            </draw:text-box>
          </draw:frame>
          <draw:frame draw:style-name="gr18" draw:text-style-name="P31" draw:layer="layout" svg:width="1.687cm" svg:height="0.81cm" svg:x="8.938cm" svg:y="3.424cm">
            <draw:text-box>
              <text:p><text:span text:style-name="T15">word</text:span></text:p>
            </draw:text-box>
          </draw:frame>
          <draw:custom-shape draw:style-name="gr31" draw:text-style-name="P28" draw:layer="layout" svg:width="1.287cm" svg:height="1.406cm" svg:x="16.766cm" svg:y="4.124cm">
            <text:p text:style-name="P15"><text:span text:style-name="T6">o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17.966cm" svg:y="4.124cm">
            <text:p text:style-name="P15"><text:span text:style-name="T6">n</text:span></text:p>
            <draw:enhanced-geometry svg:viewBox="0 0 21600 21600" draw:type="rectangle" draw:enhanced-path="M 0 0 L 21600 0 21600 21600 0 21600 0 0 Z N"/>
          </draw:custom-shape>
          <draw:frame draw:style-name="gr18" draw:text-style-name="P30" draw:layer="layout" svg:width="0.815cm" svg:height="0.878cm" svg:x="17.028cm" svg:y="5.588cm">
            <draw:text-box>
              <text:p text:style-name="P29"><text:span text:style-name="T10">6</text:span></text:p>
            </draw:text-box>
          </draw:frame>
          <draw:frame draw:style-name="gr18" draw:text-style-name="P30" draw:layer="layout" svg:width="0.815cm" svg:height="0.878cm" svg:x="18.229cm" svg:y="5.588cm">
            <draw:text-box>
              <text:p text:style-name="P29"><text:span text:style-name="T10">7</text:span></text:p>
            </draw:text-box>
          </draw:frame>
        </draw:g>
        <draw:frame draw:style-name="gr36" draw:text-style-name="P36" draw:layer="layout" svg:width="20.245cm" svg:height="3.131cm" svg:x="4.473cm" svg:y="7.174cm">
          <draw:text-box>
            <text:p text:style-name="P35"><text:span text:style-name="T6">String word = "macaroon";</text:span></text:p>
            <text:p text:style-name="P35"><text:span text:style-name="T6">int position1 = word.indexOf('o'); <text:s text:c="2"/>// 5</text:span></text:p>
            <text:p text:style-name="P35"><text:span text:style-name="T6">int position2 = word.indexOf("car"); // 2</text:span></text:p>
            <text:p text:style-name="P35"><text:span text:style-name="T6">int position3 = word.indexOf("cat"); // 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27" draw:layer="layout" svg:width="17.271cm" svg:height="12.572cm" svg:x="2.159cm" svg:y="13.271cm" presentation:class="notes" presentation:user-transformed="true">
            <draw:text-box>
              <text:p text:style-name="P38"><text:span text:style-name="T6">indexOf()</text:span> finds the first occurrence of a character or a string within another String. It returns the position where the argument begins, with -1 if the argument is not in the String.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The </text:span><text:span text:style-name="T5">substring()</text:span><text:span text:style-name="T4"> method</text:span></text:p>
          </draw:text-box>
        </draw:frame>
        <draw:g xml:id="id48" draw:id="id48">
          <draw:custom-shape draw:style-name="gr31" draw:text-style-name="P28" draw:layer="layout" svg:width="1.287cm" svg:height="1.406cm" svg:x="9.566cm" svg:y="4.124cm">
            <text:p text:style-name="P16"><text:span text:style-name="T6">m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10.766cm" svg:y="4.124cm">
            <text:p text:style-name="P16"><text:span text:style-name="T6">a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11.966cm" svg:y="4.124cm">
            <text:p text:style-name="P16"><text:span text:style-name="T6">c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13.166cm" svg:y="4.124cm">
            <text:p text:style-name="P16"><text:span text:style-name="T6">a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14.366cm" svg:y="4.124cm">
            <text:p text:style-name="P15"><text:span text:style-name="T6">r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15.566cm" svg:y="4.124cm">
            <text:p text:style-name="P15"><text:span text:style-name="T6">o</text:span></text:p>
            <draw:enhanced-geometry svg:viewBox="0 0 21600 21600" draw:type="rectangle" draw:enhanced-path="M 0 0 L 21600 0 21600 21600 0 21600 0 0 Z N"/>
          </draw:custom-shape>
          <draw:frame draw:style-name="gr18" draw:text-style-name="P30" draw:layer="layout" svg:width="0.815cm" svg:height="0.878cm" svg:x="9.726cm" svg:y="5.588cm">
            <draw:text-box>
              <text:p text:style-name="P29"><text:span text:style-name="T10">0</text:span></text:p>
            </draw:text-box>
          </draw:frame>
          <draw:frame draw:style-name="gr18" draw:text-style-name="P30" draw:layer="layout" svg:width="0.815cm" svg:height="0.878cm" svg:x="11.027cm" svg:y="5.588cm">
            <draw:text-box>
              <text:p text:style-name="P29"><text:span text:style-name="T10">1</text:span></text:p>
            </draw:text-box>
          </draw:frame>
          <draw:frame draw:style-name="gr18" draw:text-style-name="P30" draw:layer="layout" svg:width="0.815cm" svg:height="0.878cm" svg:x="12.227cm" svg:y="5.588cm">
            <draw:text-box>
              <text:p text:style-name="P29"><text:span text:style-name="T10">2</text:span></text:p>
            </draw:text-box>
          </draw:frame>
          <draw:frame draw:style-name="gr18" draw:text-style-name="P30" draw:layer="layout" svg:width="0.815cm" svg:height="0.878cm" svg:x="13.427cm" svg:y="5.588cm">
            <draw:text-box>
              <text:p text:style-name="P29"><text:span text:style-name="T10">3</text:span></text:p>
            </draw:text-box>
          </draw:frame>
          <draw:frame draw:style-name="gr18" draw:text-style-name="P30" draw:layer="layout" svg:width="0.815cm" svg:height="0.878cm" svg:x="14.627cm" svg:y="5.588cm">
            <draw:text-box>
              <text:p text:style-name="P29"><text:span text:style-name="T10">4</text:span></text:p>
            </draw:text-box>
          </draw:frame>
          <draw:frame draw:style-name="gr18" draw:text-style-name="P30" draw:layer="layout" svg:width="0.815cm" svg:height="0.878cm" svg:x="15.827cm" svg:y="5.588cm">
            <draw:text-box>
              <text:p text:style-name="P29"><text:span text:style-name="T10">5</text:span></text:p>
            </draw:text-box>
          </draw:frame>
          <draw:frame draw:style-name="gr18" draw:text-style-name="P31" draw:layer="layout" svg:width="1.687cm" svg:height="0.81cm" svg:x="8.938cm" svg:y="3.424cm">
            <draw:text-box>
              <text:p><text:span text:style-name="T15">word</text:span></text:p>
            </draw:text-box>
          </draw:frame>
          <draw:custom-shape draw:style-name="gr31" draw:text-style-name="P28" draw:layer="layout" svg:width="1.287cm" svg:height="1.406cm" svg:x="16.766cm" svg:y="4.124cm">
            <text:p text:style-name="P15"><text:span text:style-name="T6">o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8" draw:layer="layout" svg:width="1.287cm" svg:height="1.406cm" svg:x="17.966cm" svg:y="4.124cm">
            <text:p text:style-name="P15"><text:span text:style-name="T6">n</text:span></text:p>
            <draw:enhanced-geometry svg:viewBox="0 0 21600 21600" draw:type="rectangle" draw:enhanced-path="M 0 0 L 21600 0 21600 21600 0 21600 0 0 Z N"/>
          </draw:custom-shape>
          <draw:frame draw:style-name="gr18" draw:text-style-name="P30" draw:layer="layout" svg:width="0.815cm" svg:height="0.878cm" svg:x="17.028cm" svg:y="5.588cm">
            <draw:text-box>
              <text:p text:style-name="P29"><text:span text:style-name="T10">6</text:span></text:p>
            </draw:text-box>
          </draw:frame>
          <draw:frame draw:style-name="gr18" draw:text-style-name="P30" draw:layer="layout" svg:width="0.815cm" svg:height="0.878cm" svg:x="18.229cm" svg:y="5.588cm">
            <draw:text-box>
              <text:p text:style-name="P29"><text:span text:style-name="T10">7</text:span></text:p>
            </draw:text-box>
          </draw:frame>
        </draw:g>
        <draw:frame draw:style-name="gr36" draw:text-style-name="P36" draw:layer="layout" svg:width="20.245cm" svg:height="3.131cm" svg:x="4.473cm" svg:y="7.174cm">
          <draw:text-box>
            <text:p xml:id="id49" text:id="id49" text:style-name="P35"><text:span text:style-name="T6">String word = "macaroon";</text:span></text:p>
            <text:p xml:id="id50" text:id="id50" text:style-name="P35"><text:span text:style-name="T6">String str1 = word.substring(0, 2); <text:s/>// "ma"</text:span></text:p>
            <text:p xml:id="id51" text:id="id51" text:style-name="P35"><text:span text:style-name="T6">String str2 = word.substring(3, 8); <text:s/>// "aroon"</text:span></text:p>
            <text:p xml:id="id52" text:id="id52" text:style-name="P35"><text:span text:style-name="T6">String str3 = word.substring(2, 5); <text:s/>// "car"</text:span></text:p>
          </draw:text-box>
        </draw:frame>
        <draw:custom-shape draw:style-name="gr38" draw:text-style-name="P40" xml:id="id54" draw:id="id54" draw:layer="layout" svg:width="7.103cm" svg:height="1.573cm" svg:x="17.329cm" svg:y="11.132cm">
          <text:p text:style-name="P39"><text:span text:style-name="T26">...up to, </text:span><text:span text:style-name="T27">but not including</text:span><text:span text:style-name="T26">,</text:span></text:p>
          <text:p text:style-name="P39"><text:span text:style-name="T26">the ending index</text:span></text:p>
          <draw:enhanced-geometry svg:viewBox="0 0 21600 21600" draw:glue-points="10800 0 0 10800 10800 21600 21600 10800 ?f40 ?f41" draw:text-areas="0 0 21600 21600" draw:type="rectangular-callout" draw:modifiers="-504.72972972973 -13078.01778907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40" xml:id="id53" draw:id="id53" draw:layer="layout" svg:width="8.009cm" svg:height="1.573cm" svg:x="7.103cm" svg:y="11.132cm">
          <text:p text:style-name="P39"><text:span text:style-name="T26">returns the portion of the</text:span></text:p>
          <text:p text:style-name="P39"><text:span text:style-name="T26">string from the starting index...</text:span></text:p>
          <draw:enhanced-geometry svg:viewBox="0 0 21600 21600" draw:glue-points="10800 0 0 10800 10800 21600 21600 10800 ?f40 ?f41" draw:text-areas="0 0 21600 21600" draw:type="rectangular-callout" draw:modifiers="23592.808988764 -12103.68487928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36" draw:layer="layout" svg:width="20.245cm" svg:height="1.049cm" svg:x="4.473cm" svg:y="12.991cm">
          <draw:text-box>
            <text:p xml:id="id55" text:id="id55" text:style-name="P35"><text:span text:style-name="T6">String str4 = word.substring(4, 4); <text:s/>// "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27" draw:layer="layout" svg:width="17.271cm" svg:height="12.572cm" svg:x="2.159cm" svg:y="13.271cm" presentation:class="notes" presentation:user-transformed="true">
            <draw:text-box>
              <text:p text:style-name="P38"><text:span text:style-name="T6">indexOf()</text:span> finds the first occurrence of a character or a string within another String. It returns the position where the argument begins, with -1 if the argument is not in the String.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The </text:span><text:span text:style-name="T5">equals()</text:span><text:span text:style-name="T4"> method</text:span></text:p>
          </draw:text-box>
        </draw:frame>
        <draw:frame draw:style-name="gr18" draw:text-style-name="P41" draw:layer="layout" svg:width="12.694cm" svg:height="5.363cm" svg:x="1.645cm" svg:y="4.123cm">
          <draw:text-box>
            <text:p xml:id="id56" text:id="id56"><text:span text:style-name="T11">System.out.print("Play again? ");</text:span></text:p>
            <text:p xml:id="id57" text:id="id57"><text:span text:style-name="T11">String answer = in.nextLine();</text:span></text:p>
            <text:p xml:id="id58" text:id="id58"><text:span text:style-name="T11">if (</text:span><text:span text:style-name="T28">answer == "yes"</text:span><text:span text:style-name="T11">) {</text:span></text:p>
            <text:p xml:id="id59" text:id="id59"><text:span text:style-name="T11"><text:s text:c="4"/></text:span><text:span text:style-name="T11">System.out.println("Let's go!");</text:span></text:p>
            <text:p xml:id="id60" text:id="id60"><text:span text:style-name="T11">} else {</text:span></text:p>
            <text:p xml:id="id61" text:id="id61"><text:span text:style-name="T11"><text:s text:c="4"/></text:span><text:span text:style-name="T11">System.out.println("Goodbye!");</text:span></text:p>
            <text:p xml:id="id62" text:id="id62"><text:span text:style-name="T11">}</text:span></text:p>
            <text:p><text:span text:style-name="T11"/></text:p>
          </draw:text-box>
        </draw:frame>
        <draw:frame draw:style-name="gr18" draw:text-style-name="P41" draw:layer="layout" svg:width="12.694cm" svg:height="5.363cm" svg:x="14.636cm" svg:y="4.077cm">
          <draw:text-box>
            <text:p xml:id="id64" text:id="id64"><text:span text:style-name="T11">System.out.print("Play again? ");</text:span></text:p>
            <text:p xml:id="id65" text:id="id65"><text:span text:style-name="T11">String answer = in.nextLine();</text:span></text:p>
            <text:p xml:id="id66" text:id="id66"><text:span text:style-name="T11">if (</text:span><text:span text:style-name="T29">answer.equals("yes")</text:span><text:span text:style-name="T11">) {</text:span></text:p>
            <text:p xml:id="id67" text:id="id67"><text:span text:style-name="T11"><text:s text:c="4"/></text:span><text:span text:style-name="T11">System.out.println("Let's go!");</text:span></text:p>
            <text:p xml:id="id68" text:id="id68"><text:span text:style-name="T11">} else {</text:span></text:p>
            <text:p xml:id="id69" text:id="id69"><text:span text:style-name="T11"><text:s text:c="4"/></text:span><text:span text:style-name="T11">System.out.println("Goodbye!");</text:span></text:p>
            <text:p xml:id="id70" text:id="id70"><text:span text:style-name="T11">}</text:span></text:p>
            <text:p><text:span text:style-name="T11"/></text:p>
          </draw:text-box>
        </draw:frame>
        <draw:frame draw:style-name="gr41" draw:text-style-name="P43" draw:layer="layout" svg:width="0.934cm" svg:height="1.352cm" svg:x="24.274cm" svg:y="5.049cm">
          <draw:text-box>
            <text:p xml:id="id71" text:id="id71" text:style-name="P42"><text:span text:style-name="T30">✓</text:span></text:p>
          </draw:text-box>
        </draw:frame>
        <draw:custom-shape draw:style-name="gr42" draw:text-style-name="P44" xml:id="id63" draw:id="id63" draw:layer="layout" svg:width="0.668cm" svg:height="0.668cm" svg:x="9.506cm" svg:y="5.47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27" draw:layer="layout" svg:width="17.271cm" svg:height="12.572cm" svg:x="2.159cm" svg:y="13.271cm" presentation:class="notes" presentation:user-transformed="true">
            <draw:text-box>
              <text:p text:style-name="P38"><text:span text:style-name="T6">indexOf()</text:span> finds the first occurrence of a character or a string within another String. It returns the position where the argument begins, with -1 if the argument is not in the String.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The </text:span><text:span text:style-name="T5">compareTo()</text:span><text:span text:style-name="T4"> method</text:span></text:p>
          </draw:text-box>
        </draw:frame>
        <draw:frame draw:style-name="gr18" draw:text-style-name="P17" draw:layer="layout" svg:width="19.034cm" svg:height="5.508cm" svg:x="5.125cm" svg:y="4.672cm">
          <draw:text-box>
            <text:p xml:id="id72" text:id="id72">Given two strings, <text:span text:style-name="T6">word1</text:span> and <text:span text:style-name="T6">word2</text:span>,</text:p>
            <text:p/>
            <text:p xml:id="id73" text:id="id73"><text:span text:style-name="T6">word1.compareTo(word2)</text:span> returns:</text:p>
            <text:p/>
            <text:list text:style-name="L1">
              <text:list-item>
                <text:p xml:id="id74" text:id="id74">a negative number if <text:span text:style-name="T6">word1</text:span> comes alphabetically before <text:span text:style-name="T6">word2</text:span></text:p>
              </text:list-item>
              <text:list-item>
                <text:p xml:id="id75" text:id="id75"><text:span text:style-name="T31">zero if </text:span><text:span text:style-name="T25">word1</text:span><text:span text:style-name="T32"> and </text:span><text:span text:style-name="T6">word2</text:span> are the same</text:p>
              </text:list-item>
              <text:list-item>
                <text:p xml:id="id76" text:id="id76" text:style-name="P34"><text:span text:style-name="T32">a positive number if </text:span><text:span text:style-name="T25">word1</text:span><text:span text:style-name="T32"> comes alphabetically after </text:span><text:span text:style-name="T6">word2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27" draw:layer="layout" svg:width="17.271cm" svg:height="12.572cm" svg:x="2.159cm" svg:y="13.271cm" presentation:class="notes" presentation:user-transformed="true">
            <draw:text-box>
              <text:p text:style-name="P38"><text:span text:style-name="T6">indexOf()</text:span> finds the first occurrence of a character or a string within another String. It returns the position where the argument begins, with -1 if the argument is not in the String.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Case Insensitive Versions</text:span></text:p>
          </draw:text-box>
        </draw:frame>
        <draw:frame draw:style-name="gr43" draw:text-style-name="P17" draw:layer="layout" svg:width="16.614cm" svg:height="7.641cm" svg:x="5.125cm" svg:y="3.072cm">
          <draw:text-box>
            <text:p xml:id="id77" text:id="id77">Both <text:span text:style-name="T6">equals()</text:span> and <text:span text:style-name="T6">compareTo()</text:span> are case-sensitive:</text:p>
            <text:p/>
            <text:p xml:id="id78" text:id="id78"><text:tab/><text:span text:style-name="T6">"abc".equals("ABC") → false</text:span></text:p>
            <text:p xml:id="id79" text:id="id79"><text:tab/><text:span text:style-name="T6">"abc".compareTo("Abe") → 32</text:span></text:p>
            <text:p/>
            <text:p xml:id="id80" text:id="id80">There are case-insensitive versions:</text:p>
            <text:p/>
            <text:p xml:id="id81" text:id="id81"><text:tab/><text:span text:style-name="T6">"abc".equalsIgnoreCase("ABC") → true</text:span></text:p>
            <text:p xml:id="id82" text:id="id82"><text:tab/><text:span text:style-name="T6">"abc".compareToIgnoreCase("Abe") → -2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27" draw:layer="layout" svg:width="17.271cm" svg:height="12.572cm" svg:x="2.159cm" svg:y="13.271cm" presentation:class="notes" presentation:user-transformed="true">
            <draw:text-box>
              <text:p text:style-name="P38"><text:span text:style-name="T6">indexOf()</text:span> finds the first occurrence of a character or a string within another String. It returns the position where the argument begins, with -1 if the argument is not in the String.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4" draw:text-style-name="P26" draw:layer="layout" svg:width="25.199cm" svg:height="2.629cm" svg:x="1.4cm" svg:y="0.628cm" presentation:class="title">
          <draw:text-box>
            <text:p text:style-name="P3"><text:span text:style-name="T4">String Formatting</text:span></text:p>
          </draw:text-box>
        </draw:frame>
        <draw:frame draw:style-name="gr44" draw:text-style-name="P45" draw:layer="layout" svg:width="24.251cm" svg:height="1.127cm" svg:x="1.905cm" svg:y="6.388cm">
          <draw:text-box>
            <text:p xml:id="id83" text:id="id83"><text:span text:style-name="T33">String.format("Four thirds = %.3f", 4.0 / 3.0);</text:span></text:p>
          </draw:text-box>
        </draw:frame>
        <draw:polyline draw:style-name="gr11" draw:text-style-name="P8" xml:id="id85" draw:id="id85" draw:layer="layout" svg:width="0.672cm" svg:height="9.524cm" draw:transform="rotate (1.5707963267949) translate (8.46cm 6.388cm)" svg:viewBox="0 0 673 9525" draw:points="0,0 673,0 673,9525 0,9525">
          <text:p/>
        </draw:polyline>
        <draw:frame draw:style-name="gr45" draw:text-style-name="P46" xml:id="id86" draw:id="id86" draw:layer="layout" svg:width="4.028cm" svg:height="0.962cm" svg:x="10.799cm" svg:y="4.798cm">
          <draw:text-box>
            <text:p>format string</text:p>
          </draw:text-box>
        </draw:frame>
        <draw:polyline draw:style-name="gr11" draw:text-style-name="P8" xml:id="id88" draw:id="id88" draw:layer="layout" svg:width="0.38cm" svg:height="3.809cm" draw:transform="rotate (-1.5707963267949) translate (22.965cm 7.515cm)" svg:viewBox="0 0 381 3810" draw:points="54,3810 381,3810 381,0 0,0">
          <text:p/>
        </draw:polyline>
        <draw:custom-shape draw:style-name="gr46" draw:text-style-name="P12" xml:id="id84" draw:id="id84" draw:layer="layout" svg:width="4.445cm" svg:height="1.27cm" svg:x="4.347cm" svg:y="8.422cm">
          <text:p text:style-name="P11"><text:span text:style-name="T14">Returns a </text:span><text:span text:style-name="T15">String</text:span></text:p>
          <text:p text:style-name="P11"><text:span text:style-name="T14">as per the format</text:span></text:p>
          <draw:enhanced-geometry svg:viewBox="0 0 21600 21600" draw:glue-points="10800 0 0 10800 10800 21600 21600 10800 ?f40 ?f41" draw:text-areas="0 0 21600 21600" draw:type="rectangular-callout" draw:modifiers="10717.4089068826 -12898.819826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12" xml:id="id87" draw:id="id87" draw:layer="layout" svg:width="4.445cm" svg:height="1.27cm" svg:x="10.893cm" svg:y="8.16cm">
          <text:p text:style-name="P11"><text:span text:style-name="T14">Format specifier</text:span></text:p>
          <draw:enhanced-geometry svg:viewBox="0 0 21600 21600" draw:glue-points="10800 0 0 10800 10800 21600 21600 10800 ?f40 ?f41" draw:text-areas="0 0 21600 21600" draw:type="rectangular-callout" draw:modifiers="10717.4089068826 -12898.819826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12" xml:id="id89" draw:id="id89" draw:layer="layout" svg:width="4.445cm" svg:height="1.27cm" svg:x="20.425cm" svg:y="8.89cm">
          <text:p text:style-name="P11"><text:span text:style-name="T14">Value to</text:span><text:span text:style-name="T14"><text:line-break/></text:span><text:span text:style-name="T14">fill in specifier</text:span></text:p>
          <draw:enhanced-geometry svg:viewBox="0 0 21600 21600" draw:glue-points="10800 0 0 10800 10800 21600 21600 10800 ?f40 ?f41" draw:text-areas="0 0 21600 21600" draw:type="rectangular-callout" draw:modifiers="3148.17813765182 -12202.0456333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4" draw:text-style-name="P26" draw:layer="layout" svg:width="25.199cm" svg:height="2.629cm" svg:x="1.4cm" svg:y="0.628cm" presentation:class="title">
          <draw:text-box>
            <text:p text:style-name="P3"><text:span text:style-name="T4">String Formatting</text:span></text:p>
          </draw:text-box>
        </draw:frame>
        <draw:frame draw:style-name="gr47" draw:text-style-name="P48" draw:layer="layout" svg:width="26.792cm" svg:height="3.755cm" svg:x="0.858cm" svg:y="3.624cm">
          <draw:text-box>
            <text:p xml:id="id90" text:id="id90" text:style-name="P47"><text:span text:style-name="T34">int inch = 57;</text:span></text:p>
            <text:p xml:id="id91" text:id="id91" text:style-name="P47"><text:span text:style-name="T34">double cm = inch * CM_PER_INCH;</text:span></text:p>
            <text:p xml:id="id92" text:id="id92" text:style-name="P47"><text:span text:style-name="T34">String str = String.format("</text:span><text:span text:style-name="T35">%d</text:span><text:span text:style-name="T34"> in = </text:span><text:span text:style-name="T35">%.2f</text:span><text:span text:style-name="T34"> cm", inch, cm);</text:span></text:p>
          </draw:text-box>
        </draw:frame>
        <draw:line draw:style-name="gr48" draw:text-style-name="P8" xml:id="id93" draw:id="id93" draw:layer="layout" svg:x1="14.6cm" svg:y1="8.89cm" svg:x2="13.33cm" svg:y2="6.35cm">
          <text:p/>
        </draw:line>
        <draw:line draw:style-name="gr48" draw:text-style-name="P8" xml:id="id94" draw:id="id94" draw:layer="layout" svg:x1="14.601cm" svg:y1="8.891cm" svg:x2="17.14cm" svg:y2="6.35cm">
          <text:p/>
        </draw:line>
        <draw:frame draw:style-name="gr49" draw:text-style-name="P13" xml:id="id95" draw:id="id95" draw:layer="layout" svg:width="4.342cm" svg:height="0.962cm" svg:x="12.398cm" svg:y="9.098cm">
          <draw:text-box>
            <text:p><text:span text:style-name="T16">two specifiers</text:span></text:p>
          </draw:text-box>
        </draw:frame>
        <draw:line draw:style-name="gr48" draw:text-style-name="P8" xml:id="id96" draw:id="id96" draw:layer="layout" svg:x1="22.325cm" svg:y1="8.889cm" svg:x2="21.055cm" svg:y2="6.349cm">
          <text:p/>
        </draw:line>
        <draw:line draw:style-name="gr48" draw:text-style-name="P8" xml:id="id97" draw:id="id97" draw:layer="layout" svg:x1="22.326cm" svg:y1="8.89cm" svg:x2="23.595cm" svg:y2="6.349cm">
          <text:p/>
        </draw:line>
        <draw:frame draw:style-name="gr50" draw:text-style-name="P13" xml:id="id98" draw:id="id98" draw:layer="layout" svg:width="3.495cm" svg:height="0.962cm" svg:x="20.42cm" svg:y="9.198cm">
          <draw:text-box>
            <text:p><text:span text:style-name="T16">two values</text:span></text:p>
          </draw:text-box>
        </draw:frame>
        <draw:frame draw:style-name="gr51" draw:text-style-name="P13" draw:layer="layout" svg:width="14.477cm" svg:height="1.127cm" svg:x="2.54cm" svg:y="11.103cm">
          <draw:text-box>
            <text:p xml:id="id99" text:id="id99"><text:span text:style-name="T7">str</text:span><text:span text:style-name="T16"> will contain: <text:s text:c="2"/></text:span><text:span text:style-name="T36">"57 in = 144.78 cm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4" draw:text-style-name="P26" draw:layer="layout" svg:width="25.199cm" svg:height="2.629cm" svg:x="1.4cm" svg:y="0.628cm" presentation:class="title">
          <draw:text-box>
            <text:p text:style-name="P3"><text:span text:style-name="T4">Format Specifiers</text:span></text:p>
          </draw:text-box>
        </draw:frame>
        <draw:frame draw:style-name="standard" draw:layer="layout" svg:width="18.977cm" svg:height="10.883cm" svg:x="4.512cm" svg:y="2.99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4" table:default-cell-style-name="ce3">
              <table:table-cell>
                <text:p><text:span text:style-name="T6">%d</text:span></text:p>
              </table:table-cell>
              <table:table-cell table:style-name="ce4">
                <text:p text:style-name="P49"><text:span text:style-name="T37">Integer in base 10 (</text:span><text:span text:style-name="T38">d</text:span><text:span text:style-name="T37">ecimal)</text:span></text:p>
              </table:table-cell>
              <table:table-cell>
                <text:p text:style-name="P50"><text:span text:style-name="T6">12345</text:span></text:p>
              </table:table-cell>
            </table:table-row>
            <table:table-row table:style-name="ro4" table:default-cell-style-name="ce3">
              <table:table-cell>
                <text:p text:style-name="P50"><text:span text:style-name="T6">%,d</text:span></text:p>
              </table:table-cell>
              <table:table-cell table:style-name="ce4">
                <text:p text:style-name="P49"><text:span text:style-name="T37">Integer with comma separators</text:span></text:p>
              </table:table-cell>
              <table:table-cell>
                <text:p text:style-name="P50"><text:span text:style-name="T6">12,345</text:span></text:p>
              </table:table-cell>
            </table:table-row>
            <table:table-row table:style-name="ro4" table:default-cell-style-name="ce3">
              <table:table-cell>
                <text:p text:style-name="P50"><text:span text:style-name="T6">%08d</text:span></text:p>
              </table:table-cell>
              <table:table-cell table:style-name="ce4">
                <text:p text:style-name="P49"><text:span text:style-name="T37">Padded with zeros, at least 8 digits wide</text:span></text:p>
              </table:table-cell>
              <table:table-cell>
                <text:p text:style-name="P50"><text:span text:style-name="T6">00012345</text:span></text:p>
              </table:table-cell>
            </table:table-row>
            <table:table-row table:style-name="ro4" table:default-cell-style-name="ce3">
              <table:table-cell>
                <text:p text:style-name="P50"><text:span text:style-name="T6">%f</text:span></text:p>
              </table:table-cell>
              <table:table-cell table:style-name="ce4">
                <text:p text:style-name="P49"><text:span text:style-name="T37">Floating-point number</text:span></text:p>
              </table:table-cell>
              <table:table-cell>
                <text:p text:style-name="P50"><text:span text:style-name="T6">6.789000</text:span></text:p>
              </table:table-cell>
            </table:table-row>
            <table:table-row table:style-name="ro4" table:default-cell-style-name="ce3">
              <table:table-cell>
                <text:p text:style-name="P50"><text:span text:style-name="T6">%.2f</text:span></text:p>
              </table:table-cell>
              <table:table-cell table:style-name="ce4">
                <text:p text:style-name="P49"><text:span text:style-name="T37">Rounded to two decimal places</text:span></text:p>
              </table:table-cell>
              <table:table-cell>
                <text:p text:style-name="P50"><text:span text:style-name="T6">6.79</text:span></text:p>
              </table:table-cell>
            </table:table-row>
            <table:table-row table:style-name="ro4" table:default-cell-style-name="ce3">
              <table:table-cell>
                <text:p text:style-name="P50"><text:span text:style-name="T6">%s</text:span></text:p>
              </table:table-cell>
              <table:table-cell table:style-name="ce4">
                <text:p text:style-name="P49"><text:span text:style-name="T37">String of characters</text:span></text:p>
              </table:table-cell>
              <table:table-cell>
                <text:p text:style-name="P50"><text:span text:style-name="T6">Hello</text:span></text:p>
              </table:table-cell>
            </table:table-row>
            <table:table-row table:style-name="ro5" table:default-cell-style-name="ce3">
              <table:table-cell>
                <text:p text:style-name="P50"><text:span text:style-name="T6">%x</text:span></text:p>
              </table:table-cell>
              <table:table-cell table:style-name="ce4">
                <text:p text:style-name="P49"><text:span text:style-name="T37">Integer in base 16 (he</text:span><text:span text:style-name="T38">x</text:span><text:span text:style-name="T37">adecimal)</text:span></text:p>
              </table:table-cell>
              <table:table-cell>
                <text:p text:style-name="P50"><text:span text:style-name="T6">b5614e</text:span></text:p>
              </table:table-cell>
            </table:table-row>
            <table:table-row table:style-name="ro5" table:default-cell-style-name="ce3">
              <table:table-cell>
                <text:p text:style-name="P50"><text:span text:style-name="T6">%c</text:span></text:p>
              </table:table-cell>
              <table:table-cell table:style-name="ce4">
                <text:p text:style-name="P49">Single <text:span text:style-name="T6">char</text:span> value</text:p>
              </table:table-cell>
              <table:table-cell>
                <text:p text:style-name="P50">h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3" draw:display-name="Arrowheads 3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3T08:50:10.088897754</meta:creation-date>
    <dc:date>2021-09-08T18:56:31.484971598</dc:date>
    <meta:editing-duration>P2DT16H30S</meta:editing-duration>
    <meta:editing-cycles>684</meta:editing-cycles>
    <meta:generator>LibreOffice/6.4.7.2$Linux_X86_64 LibreOffice_project/40$Build-2</meta:generator>
    <meta:document-statistic meta:object-count="240"/>
  </office:meta>
</office:document-meta>
</file>